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25cm" fo:min-width="13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565cm" fo:min-width="4.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55cm" fo:min-width="3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65cm" fo:min-width="3.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55cm" fo:min-width="3.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cm" fo:min-width="1.198cm"/>
    </style:style>
    <style:style style:name="gr8" style:family="graphic" style:parent-style-name="standard">
      <style:graphic-properties draw:stroke="none" svg:stroke-color="#000000" draw:fill="none" draw:fill-color="#ffffff" fo:min-height="0.7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12.5cm" svg:x="3.3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4.815cm" svg:x="12cm" svg:y="13.1cm">
          <text:p text:style-name="P2">IMAGES</text:p>
          <text:p text:style-name="P2">numImage<text:line-break/>pathImage<text:line-break/>titre<text:line-break/>description<text:line-break/>nombrePoin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2.8cm" svg:x="5cm" svg:y="21.2cm">
          <text:p text:style-name="P2">PAYS<text:line-break/>numPays<text:line-break/>nomPa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cm" svg:height="2.9cm" svg:x="12.5cm" svg:y="21.3cm">
          <text:p text:style-name="P2">THEMES<text:line-break/>numTheme<text:line-break/>nomThe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3.8cm" svg:x="3.9cm" svg:y="13.5cm">
          <text:p text:style-name="P2">JOUEURS<text:line-break/>nomJoueur<text:line-break/>mdpJoueur<text:line-break/>scroreJoueu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9cm" svg:y1="14.7cm" svg:x2="8cm" svg:y2="14.7cm">
          <text:p/>
        </draw:line>
        <draw:line draw:style-name="gr6" draw:text-style-name="P1" draw:layer="layout" svg:x1="5cm" svg:y1="22.2cm" svg:x2="8.7cm" svg:y2="22.2cm">
          <text:p/>
        </draw:line>
        <draw:line draw:style-name="gr6" draw:text-style-name="P1" draw:layer="layout" svg:x1="12.5cm" svg:y1="22.4cm" svg:x2="16.2cm" svg:y2="22.4cm">
          <text:p/>
        </draw:line>
        <draw:line draw:style-name="gr6" draw:text-style-name="P1" draw:layer="layout" svg:x1="11.966cm" svg:y1="14.115cm" svg:x2="16.566cm" svg:y2="14.115cm">
          <text:p/>
        </draw:line>
        <draw:custom-shape draw:style-name="gr7" draw:text-style-name="P1" draw:layer="layout" svg:width="2.4cm" svg:height="1.2cm" svg:x="8.9cm" svg:y="19cm">
          <text:p text:style-name="P2"><text:span text:style-name="T1">appar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4cm" svg:height="1.2cm" svg:x="13.001cm" svg:y="19.001cm">
          <text:p text:style-name="P2"><text:span text:style-name="T1">appar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3cm" svg:y1="17.9cm" svg:x2="14.3cm" svg:y2="19cm">
          <text:p/>
        </draw:line>
        <draw:line draw:style-name="gr6" draw:text-style-name="P1" draw:layer="layout" svg:x1="14.3cm" svg:y1="20.2cm" svg:x2="14.3cm" svg:y2="21.3cm">
          <text:p/>
        </draw:line>
        <draw:line draw:style-name="gr6" draw:text-style-name="P1" draw:layer="layout" svg:x1="6.9cm" svg:y1="21.2cm" svg:x2="9.2cm" svg:y2="20cm">
          <text:p/>
        </draw:line>
        <draw:line draw:style-name="gr6" draw:text-style-name="P1" draw:layer="layout" svg:x1="12cm" svg:y1="15.9cm" svg:x2="10.3cm" svg:y2="19cm">
          <text:p/>
        </draw:line>
        <draw:frame draw:style-name="gr8" draw:text-style-name="P5" draw:layer="layout" svg:width="1.8cm" svg:height="0.984cm" svg:x="14.2cm" svg:y="20.516cm">
          <draw:text-box>
            <text:p text:style-name="P4"><text:span text:style-name="T2">1,1</text:span></text:p>
          </draw:text-box>
        </draw:frame>
        <draw:frame draw:style-name="gr8" draw:text-style-name="P5" draw:layer="layout" svg:width="1.8cm" svg:height="0.984cm" svg:x="14.2cm" svg:y="20.516cm">
          <draw:text-box>
            <text:p text:style-name="P4"><text:span text:style-name="T2">1,1</text:span></text:p>
          </draw:text-box>
        </draw:frame>
        <draw:frame draw:style-name="gr8" draw:text-style-name="P5" draw:layer="layout" svg:width="1.8cm" svg:height="0.984cm" svg:x="14.2cm" svg:y="18.216cm">
          <draw:text-box>
            <text:p text:style-name="P4"><text:span text:style-name="T2">1,N</text:span></text:p>
          </draw:text-box>
        </draw:frame>
        <draw:frame draw:style-name="gr8" draw:text-style-name="P5" draw:layer="layout" svg:width="1.8cm" svg:height="0.984cm" svg:x="14.2cm" svg:y="20.516cm">
          <draw:text-box>
            <text:p text:style-name="P4"><text:span text:style-name="T2">1,1</text:span></text:p>
          </draw:text-box>
        </draw:frame>
        <draw:frame draw:style-name="gr8" draw:text-style-name="P5" draw:layer="layout" svg:width="1.8cm" svg:height="0.984cm" svg:x="6.1cm" svg:y="20.516cm">
          <draw:text-box>
            <text:p text:style-name="P4"><text:span text:style-name="T2">1,1</text:span></text:p>
          </draw:text-box>
        </draw:frame>
        <draw:frame draw:style-name="gr8" draw:text-style-name="P5" draw:layer="layout" svg:width="1.8cm" svg:height="0.984cm" svg:x="10.8cm" svg:y="15.816cm">
          <draw:text-box>
            <text:p text:style-name="P4"><text:span text:style-name="T2">1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2:59:49.268000000</meta:creation-date>
    <dc:date>2017-02-23T13:21:48.449000000</dc:date>
    <meta:editing-duration>PT6M36S</meta:editing-duration>
    <meta:editing-cycles>1</meta:editing-cycles>
    <meta:document-statistic meta:object-count="21"/>
    <meta:generator>LibreOffice/4.4.3.2$Windows_x86 LibreOffice_project/88805f81e9fe61362df02b9941de8e38a9b5fd16</meta:generator>
  </office:meta>
</office:document-meta>
</file>